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left" draw:textarea-vertical-align="middle" draw:auto-grow-height="false" fo:min-height="3.843cm" fo:min-width="7.403cm" fo:padding-top="0.142cm" fo:padding-bottom="0.142cm" fo:padding-left="0.267cm" fo:padding-right="0.267cm" loext:decorative="false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="solid" draw:fill-color="#b2b2b2" draw:textarea-horizontal-align="left" draw:textarea-vertical-align="middle" draw:auto-grow-height="false" fo:min-height="0.668cm" fo:min-width="7.403cm" fo:padding-top="0.142cm" fo:padding-bottom="0.142cm" fo:padding-left="0.267cm" fo:padding-right="0.267cm" loext:decorative="false"/>
      <style:paragraph-properties style:writing-mode="lr-tb"/>
    </style:style>
    <style:style style:name="gr3" style:family="graphic" style:parent-style-name="objectwithoutfill">
      <style:graphic-properties svg:stroke-width="0.212cm" svg:stroke-color="#2a6099" draw:marker-start-width="0.517cm" draw:marker-end-width="0.517cm" draw:fill="none" loext:fill-use-slide-background="false" draw:textarea-vertical-align="middle" fo:padding-top="0.23cm" fo:padding-bottom="0.23cm" fo:padding-left="0.355cm" fo:padding-right="0.355cm" loext:decorative="false"/>
    </style:style>
    <style:style style:name="gr4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1.02cm" fo:min-width="1.405cm" loext:decorative="false"/>
      <style:paragraph-properties style:writing-mode="lr-tb"/>
    </style:style>
    <style:style style:name="gr5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1.02cm" fo:min-width="4.58cm" loext:decorative="false"/>
      <style:paragraph-properties style:writing-mode="lr-tb"/>
    </style:style>
    <style:style style:name="P1" style:family="paragraph">
      <style:paragraph-properties fo:text-align="start"/>
      <style:text-properties style:font-name="Liberation Mono"/>
    </style:style>
    <style:style style:name="P2" style:family="paragraph">
      <loext:graphic-properties draw:fill="solid" draw:fill-color="#ffffff"/>
      <style:paragraph-properties fo:text-align="start"/>
      <style:text-properties style:font-name="Liberation Mono"/>
    </style:style>
    <style:style style:name="P3" style:family="paragraph">
      <loext:graphic-properties draw:fill="solid" draw:fill-color="#b2b2b2"/>
      <style:paragraph-properties fo:text-align="start"/>
      <style:text-properties style:font-name="Liberation Mono"/>
    </style:style>
    <style:style style:name="P4" style:family="paragraph">
      <loext:graphic-properties draw:fill="none"/>
      <style:paragraph-properties fo:text-align="center"/>
      <style:text-properties style:font-name="Liberation Mono" fo:font-size="16pt"/>
    </style:style>
    <style:style style:name="P5" style:family="paragraph">
      <style:paragraph-properties fo:text-align="center"/>
      <style:text-properties style:font-name="Liberation Mono" fo:font-size="16pt"/>
    </style:style>
    <style:style style:name="P6" style:family="paragraph">
      <style:paragraph-properties fo:text-align="center"/>
      <style:text-properties fo:color="#729fcf" loext:opacity="100%" style:font-name="Liberation Mono" fo:font-size="16pt"/>
    </style:style>
    <style:style style:name="P7" style:family="paragraph">
      <loext:graphic-properties draw:fill="none"/>
      <style:paragraph-properties fo:text-align="center"/>
      <style:text-properties fo:color="#729fcf" loext:opacity="100%" style:font-name="Liberation Mono" fo:font-size="16pt"/>
    </style:style>
    <style:style style:name="T1" style:family="text">
      <style:text-properties fo:color="#729fcf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937cm" svg:height="4.127cm" svg:x="1cm" svg:y="6.08cm">
          <text:list text:style-name="L1">
            <text:list-item>
              <text:p text:style-name="P1">IATA</text:p>
            </text:list-item>
            <text:list-item>
              <text:p text:style-name="P1">runway_count</text:p>
            </text:list-item>
            <text:list-item>
              <text:p text:style-name="P1">gate_count</text:p>
            </text:list-item>
            <text:list-item>
              <text:p text:style-name="P1">is_international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937cm" svg:height="0.952cm" svg:x="1cm" svg:y="5.127cm">
          <text:p text:style-name="P1">Airports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937cm" svg:height="4.127cm" svg:x="15.923cm" svg:y="6.08cm">
          <text:list text:style-name="L1">
            <text:list-item>
              <text:p text:style-name="P1">alpha-2</text:p>
            </text:list-item>
            <text:list-item>
              <text:p text:style-name="P1">alpha-3</text:p>
            </text:list-item>
            <text:list-item>
              <text:p text:style-name="P1">population</text:p>
            </text:list-item>
            <text:list-item>
              <text:p text:style-name="P1">in_schengen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937cm" svg:height="0.952cm" svg:x="15.923cm" svg:y="5.127cm">
          <text:p text:style-name="P1">Countries<text:tab/><text:tab/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8.937cm" svg:y1="8.62cm" svg:x2="15.922cm" svg:y2="8.62cm">
          <text:p/>
        </draw:line>
        <draw:custom-shape draw:style-name="gr4" draw:text-style-name="P4" draw:layer="layout" svg:width="1.905cm" svg:height="1.27cm" svg:x="9.255cm" svg:y="7.032cm">
          <text:p text:style-name="P5">0..*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905cm" svg:height="1.27cm" svg:x="13.7cm" svg:y="7.032cm">
          <text:p text:style-name="P5">1..1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5.08cm" svg:height="1.27cm" svg:x="9.89cm" svg:y="8.537cm">
          <text:p text:style-name="P6"><text:span text:style-name="T1">Located in &gt; <text:s/>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.952cm" svg:y1="13.7cm" svg:x2="7.667cm" svg:y2="13.7cm">
          <text:p/>
        </draw:line>
        <draw:custom-shape draw:style-name="gr4" draw:text-style-name="P4" draw:layer="layout" svg:width="1.905cm" svg:height="1.27cm" svg:x="2.27cm" svg:y="10.525cm">
          <text:p text:style-name="P5">0..*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905cm" svg:height="1.27cm" svg:x="5.445cm" svg:y="10.525cm">
          <text:p text:style-name="P5">0..*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5.08cm" svg:height="1.27cm" svg:x="2.27cm" svg:y="12.112cm">
          <text:p text:style-name="P6"><text:span text:style-name="T1">connected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.952cm" svg:y1="13.7cm" svg:x2="1.952cm" svg:y2="10.207cm">
          <text:p/>
        </draw:line>
        <draw:line draw:style-name="gr3" draw:text-style-name="P4" draw:layer="layout" svg:x1="7.667cm" svg:y1="13.7cm" svg:x2="7.667cm" svg:y2="10.207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3T17:49:35.123514696</meta:creation-date>
    <dc:date>2025-10-03T18:00:03.502156012</dc:date>
    <meta:editing-duration>PT10M29S</meta:editing-duration>
    <meta:editing-cycles>1</meta:editing-cycles>
    <meta:generator>LibreOffice/25.2.3.2$Linux_X86_64 LibreOffice_project/520$Build-2</meta:generator>
    <meta:document-statistic meta:object-count="14"/>
  </office:meta>
</office:document-meta>
</file>